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36D890C32EA4384D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a9c"/>
    </style:style>
    <style:style style:name="P2" style:family="paragraph" style:parent-style-name="Standard">
      <style:paragraph-properties fo:text-align="start" style:justify-single-word="false"/>
      <style:text-properties officeooo:paragraph-rsid="0019da9c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da9c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a9c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9da9c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a2fc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6742727690249923682" text:style-name="L1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draw:text-style-name="P6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draw:text-style-name="P6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799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854647134773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draw:text-style-name="P6" svg:width="1.6748in" svg:height="1.5315in" svg:x="4.1154in" svg:y="0.1528in"><text:p><text:span text:style-name="T5"><text:s text:c="23"/></text:span></text:p><text:p><text:span text:style-name="T5">1.6</text:span><text:span text:style-name="T3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draw:text-style-name="P6" svg:width="2.6114in" svg:height="0.8295in" svg:x="0.5665in" svg:y="0.0472in"><text:p><text:span text:style-name="T5"><text:s text:c="40"/></text:span><text:span text:style-name="T5">6</text:span><text:span text:style-name="T3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853962803115" text:continue-numbering="true" text:style-name="L1">
        <text:list-item>
          <text:p text:style-name="P4">Ivan is walking across a field. <text:s/>He walks <text:span text:style-name="T4">6</text:span>000m in <text:span text:style-name="T4">4</text:span>0 minutes, at a 3<text:span text:style-name="T4">5</text:span><text:span text:style-name="T2">°</text:span><text:span text:style-name="T3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3854428913268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203852843699491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203853243354832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203853179972001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203853744849152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203853435098774" text:continue-numbering="true" text:style-name="L1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draw:text-style-name="P6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3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3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draw:text-style-name="P6" svg:width="1.6748in" svg:height="0.8323in" svg:x="0.4252in" svg:y="0in"><text:p><text:span text:style-name="T5"><text:s text:c="28"/></text:span><text:span text:style-name="T5">3</text:span><text:span text:style-name="T3">m</text:span><text:span text:style-name="T5"> <text:s/></text:span></text:p><text:p><text:span text:style-name="T5">1</text:span><text:span text:style-name="T3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draw:text-style-name="P6" svg:width="1.1016in" svg:height="0.7287in" svg:x="2.8728in" svg:y="0.0327in"><text:p><text:span text:style-name="T5"><text:s text:c="28"/></text:span><text:span text:style-name="T5">5</text:span><text:span text:style-name="T3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3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203853990187401" text:continue-numbering="true" text:style-name="L1">
        <text:list-item>
          <text:p text:style-name="P4">Angel is hiking in the desert, where he walks <text:span text:style-name="T4">2</text:span> mile<text:span text:style-name="T4">s</text:span> to the east, then <text:span text:style-name="T4">1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3853762664599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854878227153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854656465003" text:continue-numbering="true" text:style-name="L1">
        <text:list-item>
          <text:p text:style-name="P4">Hazel is flying in a plane at <text:span text:style-name="T4">35</text:span>0 m/s to the north. <text:s/>The wind is blowing at <text:span text:style-name="T4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3853089810332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203853948855817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36D890C32EA4384D.png" xlink:type="simple" xlink:show="embed" xlink:actuate="onLoad"/></draw:frame> <text:s text:c="20"/>Name:<text:tab/><text:tab/><text:date style:data-style-name="N37" text:date-value="2016-08-29T20:38:52.67668643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8:06:06.097018979</meta:creation-date>
    <meta:editing-duration>PT4M19S</meta:editing-duration>
    <meta:editing-cycles>5</meta:editing-cycles>
    <meta:generator>LibreOffice/5.0.6.2$Linux_X86_64 LibreOffice_project/00$Build-2</meta:generator>
    <dc:date>2016-08-29T20:38:52.633508638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